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03cm" style:page-number="auto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947cm"/>
    </style:style>
    <style:style style:name="Table1.D" style:family="table-column">
      <style:table-column-properties style:column-width="2.006cm"/>
    </style:style>
    <style:style style:name="Table1.E" style:family="table-column">
      <style:table-column-properties style:column-width="2.088cm"/>
    </style:style>
    <style:style style:name="Table1.F" style:family="table-column">
      <style:table-column-properties style:column-width="0.529cm"/>
    </style:style>
    <style:style style:name="Table1.G" style:family="table-column">
      <style:table-column-properties style:column-width="0.808cm"/>
    </style:style>
    <style:style style:name="Table1.H" style:family="table-column">
      <style:table-column-properties style:column-width="0.669cm"/>
    </style:style>
    <style:style style:name="Table1.I" style:family="table-column">
      <style:table-column-properties style:column-width="3.119cm"/>
    </style:style>
    <style:style style:name="Table1.J" style:family="table-column">
      <style:table-column-properties style:column-width="2.06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031cm" fo:margin-left="-0.185cm" fo:margin-right="0cm" fo:margin-top="0cm" fo:margin-bottom="0cm" table:align="margins" style:shadow="none"/>
    </style:style>
    <style:style style:name="Table2.A" style:family="table-column">
      <style:table-column-properties style:column-width="0.924cm" style:rel-column-width="5037*"/>
    </style:style>
    <style:style style:name="Table2.B" style:family="table-column">
      <style:table-column-properties style:column-width="2.443cm" style:rel-column-width="13303*"/>
    </style:style>
    <style:style style:name="Table2.C" style:family="table-column">
      <style:table-column-properties style:column-width="0.464cm" style:rel-column-width="2527*"/>
    </style:style>
    <style:style style:name="Table2.D" style:family="table-column">
      <style:table-column-properties style:column-width="8.2cm" style:rel-column-width="44668*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style:font-name-complex="Tahoma"/>
    </style:style>
    <style:style style:name="P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9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weight="bold" style:font-size-asian="9pt" style:font-weight-asian="bold" style:font-name-complex="Tahoma" style:font-size-complex="9pt" style:font-weight-complex="bold"/>
    </style:style>
    <style:style style:name="P1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9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-16</text:p>
          </table:table-cell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SURAT PERINTAH</text:p>
            <text:p text:style-name="P4">PENUNJUKAN JAKSA PENUNTUT UMUM</text:p>
            <text:p text:style-name="P4">UNTUK MENGIKUTI PERKEMBANGAN</text:p>
            <text:p text:style-name="P4">PENYIDIKAN PERKARA TINDAK PID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NOMOR : PRINT-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4" office:value-type="string">
            <text:p text:style-name="P1">Dasar</text:p>
          </table:table-cell>
          <table:table-cell table:style-name="Table1.A1" table:number-rows-spanned="14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Undang-undang Republik Indonesia Nomor 8 Tahun 1981 tentang Kitab Undang-Undang Hukum Acara Pidana (KUHAP) pasal 8 (3), a, pasal 14 a. b. i, pasal 109, pasal 110 dan pasal 138 KUHA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Undang-Undang Repulik Indonesia Nomor 5 tahun 1991 tentang Kejaksaan Republik Indones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12" office:value-type="string">
            <text:p text:style-name="P1">3.</text:p>
          </table:table-cell>
          <table:table-cell table:style-name="Table1.A1" table:number-columns-spanned="7" office:value-type="string">
            <text:p text:style-name="P3">Surat Pemberitahuan dimulainya Penyidikan terhadap tersangk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Nama Lengkap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Tempat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Umur/Tanggal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Jenis Kelam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Kebangsaan/ Kewarganegar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Tempat Tinggal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Agama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Pekerj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Pendidik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Lain-la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1">{isi1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7" office:value-type="string">
            <text:p text:style-name="P3">Diduga melakukan tindak pidana sebagaimana diatur pada pasal {isi2}, yang diterima di {nama_satker2} pada tanggal {isi3} dari Penyidik {isi4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ertimbangan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Bahwa dengan diterimanya pemberitahuan dimulainya penyidikan, dipandang perlu untuk menugaskan seorang/beberapa orang Jaksa PU untuk mengikuti perkembangan penyidikan dan meneliti hasil penyidikan perkara tersebut sesuai dengan peraturan perundang-undangan dan ketentuan administrasi perkara tindak pida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Bahwa sebagai pelaksanaannya perlu dikeluarkan Surat Perintah {isi5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"/>
            <text:p text:style-name="P5">MEMERINTAHKAN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Kepad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8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7"><text:span text:style-name="T1">[!-- BEGIN Jaksa --]</text:span><text:span text:style-name="T2">{noUrut}</text:span></text:p>
                </table:table-cell>
                <table:table-cell table:style-name="Table2.A1" office:value-type="string">
                  <text:p text:style-name="P13">Nama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namaJaksa}</text:p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3">Pangkat/NIP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pangkatJaksa}/{nipJaksa}</text:p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3">Jabatan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jabatanJaksa}</text:p>
                </table:table-cell>
              </table:table-row>
              <table:table-row>
                <table:table-cell table:style-name="Table2.A1" office:value-type="string">
                  <text:p text:style-name="P17"><text:span text:style-name="T1">[!-- END Jaksa --]</text:span></text:p>
                </table:table-cell>
                <table:table-cell table:style-name="Table2.A1" office:value-type="string">
                  <text:p text:style-name="P13"/>
                </table:table-cell>
                <table:table-cell table:style-name="Table2.A1" office:value-type="string">
                  <text:p text:style-name="P13"/>
                </table:table-cell>
                <table:table-cell table:style-name="Table2.A1" office:value-type="string">
                  <text:p text:style-name="P13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>Untuk</text:p>
          </table:table-cell>
          <table:table-cell table:style-name="Table1.A1" table:number-rows-spanned="3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1">Mengikuti perkembangan penyidik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1">Melakukan penelitian hasil penyidikan atas nama tersangka <text:soft-page-break/>{isi6} terseb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3.</text:p>
          </table:table-cell>
          <table:table-cell table:style-name="Table1.A1" table:number-columns-spanned="7" office:value-type="string">
            <text:p text:style-name="P1">Melakukan penelitian SP-3 dari penyidik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Dikeluarkan di</text:p>
          </table:table-cell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lokasi_surat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>Pada tanggal</text:p>
          </table:table-cell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tgl_surat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/>
            <text:p text:style-name="P2">{nama_satk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6">{nama_ttd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>{pangkat_ttd}/ NIP. {nip_ttd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Tembusan:</text:p>
            <text:p text:style-name="P9">[!-- BEGIN tembusan --]{isiTembusan}</text:p>
            <text:p text:style-name="P1">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37:00Z</meta:creation-date>
    <dc:date>2016-01-27T12:28:04.62</dc:date>
    <meta:editing-cycles>17</meta:editing-cycles>
    <meta:editing-duration>PT2H11M42S</meta:editing-duration>
    <meta:document-statistic meta:table-count="2" meta:image-count="0" meta:object-count="0" meta:page-count="2" meta:paragraph-count="87" meta:word-count="244" meta:character-count="1776"/>
    <meta:template xlink:type="simple" xlink:actuate="onRequest" xlink:title="" xlink:href="Normal.dotm"/>
  </office:meta>
</office:document-meta>
</file>